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5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Rouge">
      <style:table-cell-properties style:cell-protect="none" style:print-content="true"/>
    </style:style>
    <style:style style:name="ce10" style:family="table-cell" style:parent-style-name="Rouge">
      <style:table-cell-properties style:cell-protect="none" style:print-content="true" style:diagonal-bl-tr="none" style:diagonal-tl-br="none"/>
    </style:style>
    <style:style style:name="ce11" style:family="table-cell" style:parent-style-name="Default">
      <style:table-cell-properties style:cell-protect="none" style:print-content="true" style:diagonal-bl-tr="none" style:diagonal-tl-br="none" fo:border="0.035cm solid #000000"/>
    </style:style>
    <style:style style:name="ce12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otected="true" table:protection-key="6Pl/upEE0epQR5SObftn+s2fW3M=" table:print-ranges="Feuil1.A1:Feuil1.K106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ButtonActualiser" form:control-implementation="ooo:com.sun.star.form.component.CommandButton" form:id="control1" form:label="Actualis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ctualiser les couleurs"/>
              </form:properties>
              <office:event-listeners>
                <script:event-listener script:language="ooo:script" script:event-name="form:performaction" xlink:href="vnd.sun.star.script:Standard.Module1.TraiterPlages?language=Basic&amp;location=document"/>
              </office:event-listeners>
            </form:button>
          </form:form>
        </office:forms>
        <table:table-header-columns>
          <table:table-column table:style-name="co2" table:default-cell-style-name="ce1"/>
        </table:table-header-columns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1013" table:default-cell-style-name="Default"/>
        <table:table-header-rows>
          <table:table-row table:style-name="ro3">
            <table:table-cell office:value-type="string">
              <text:p>OK : fait ; <text:s/>EC : en cours</text:p>
              <draw:control table:end-cell-address="Feuil1.A2" table:end-x="6.79cm" table:end-y="0.268cm" draw:z-index="0" draw:text-style-name="P1" svg:width="2.245cm" svg:height="0.753cm" svg:x="4.545cm" svg:y="0.135cm" draw:control="control1"/>
            </table:table-cell>
            <table:table-cell table:style-name="ce6" office:value-type="string" table:number-columns-spanned="5" table:number-rows-spanned="1">
              <text:p>semaine 1</text:p>
            </table:table-cell>
            <table:covered-table-cell table:style-name="ce6"/>
            <table:covered-table-cell table:style-name="ce6"/>
            <table:covered-table-cell table:style-name="ce6"/>
            <table:covered-table-cell table:style-name="ce6"/>
            <table:table-cell table:style-name="ce6" office:value-type="string" table:number-columns-spanned="5" table:number-rows-spanned="1">
              <text:p>semaine 2</text:p>
            </table:table-cell>
            <table:covered-table-cell table:style-name="ce6"/>
            <table:covered-table-cell table:style-name="ce6"/>
            <table:covered-table-cell table:style-name="ce6"/>
            <table:covered-table-cell table:style-name="ce6"/>
            <table:table-cell table:style-name="ce12" table:number-columns-repeated="1013"/>
          </table:table-row>
          <table:table-row table:style-name="ro2">
            <table:table-cell/>
            <table:table-cell table:style-name="ce7" office:value-type="string">
              <text:p>lun.</text:p>
            </table:table-cell>
            <table:table-cell table:style-name="ce7" office:value-type="string">
              <text:p>mar.</text:p>
            </table:table-cell>
            <table:table-cell table:style-name="ce7" office:value-type="string">
              <text:p>mer.</text:p>
            </table:table-cell>
            <table:table-cell table:style-name="ce7" office:value-type="string">
              <text:p>jeu.</text:p>
            </table:table-cell>
            <table:table-cell table:style-name="ce7" office:value-type="string">
              <text:p>ven.</text:p>
            </table:table-cell>
            <table:table-cell table:style-name="ce7" office:value-type="string">
              <text:p>lun.</text:p>
            </table:table-cell>
            <table:table-cell table:style-name="ce7" office:value-type="string">
              <text:p>mar.</text:p>
            </table:table-cell>
            <table:table-cell table:style-name="ce7" office:value-type="string">
              <text:p>mer.</text:p>
            </table:table-cell>
            <table:table-cell table:style-name="ce7" office:value-type="string">
              <text:p>jeu.</text:p>
            </table:table-cell>
            <table:table-cell table:style-name="ce7" office:value-type="string">
              <text:p>ven.</text:p>
            </table:table-cell>
            <table:table-cell table:number-columns-repeated="1013"/>
          </table:table-row>
        </table:table-header-rows>
        <table:table-row table:style-name="ro4">
          <table:table-cell table:style-name="ce2" office:value-type="string">
            <text:p>Écran d'accueil de l'application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Menus de l’application et accès aux écrans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 la disposition des vues dans l’application</text:p>
          </table:table-cell>
          <table:table-cell table:style-name="ce10"/>
          <table:table-cell table:style-name="ce9" table:number-columns-repeated="9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9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Gestion des clients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Recherche d’un client par ses nom et prénom</text:p>
          </table:table-cell>
          <table:table-cell table:style-name="ce9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Ré actualisation de la liste des animaux en fonction du client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jout : ré initialisation des contrôles</text:p>
          </table:table-cell>
          <table:table-cell table:style-name="ce9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Modification du client sélectionné (validation avant navigation ?)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rchivage du client (vérifications factures ?)</text:p>
          </table:table-cell>
          <table:table-cell table:style-name="ce9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Archivage des animaux, consultations et factures associés</text:p>
          </table:table-cell>
          <table:table-cell table:style-name="ce9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Annulation de l’opération en cours (récupérer les valeurs précédentes)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9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Gestion des animaux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Reprise des informations (non modifiables) du client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Navigation sur les animaux non archivés du client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Choix race/espèce dépendant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Modification de l’animal sélectionné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Archivage de l’animal (vérification factures ?)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6">
          <table:table-cell table:style-name="ce3" office:value-type="string">
            <text:p>Archivage des consultations et factures associées</text:p>
          </table:table-cell>
          <table:table-cell table:style-name="ce10"/>
          <table:table-cell table:style-name="ce9" table:number-columns-repeated="9"/>
          <table:table-cell table:number-columns-repeated="1013"/>
        </table:table-row>
        <table:table-row table:style-name="ro5">
          <table:table-cell table:style-name="ce3" office:value-type="string">
            <text:p>Validation de l’animal : mise à jour nouvelles race/espèce</text:p>
          </table:table-cell>
          <table:table-cell table:style-name="ce10" table:number-columns-repeated="4"/>
          <table:table-cell table:style-name="ce9" table:number-columns-repeated="6"/>
          <table:table-cell table:number-columns-repeated="1013"/>
        </table:table-row>
        <table:table-row table:style-name="ro5">
          <table:table-cell table:style-name="ce3" office:value-type="string">
            <text:p>Annulation de l’opération en cours (récupérer les valeurs précédentes)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Gestion des vétérinaires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Ajout d'un vétérinaire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Visualisation de la liste des vétérinaire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rchivage d'un vétérinaire (si pas de consultations)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Gestion des barèmes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Affichage de la liste des barèmes en vigueur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Filtrage des barèmes par catégorie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Saisie d'un nouveau barème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Gestion du vaccin si nouveau barème de vaccination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5">
          <table:table-cell table:style-name="ce3" office:value-type="string">
            <text:p>Modification d’un barème existant (archivage de l’ancien et création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Mise à jour des barèmes à partir du fichier XML</text:p>
          </table:table-cell>
          <table:table-cell table:style-name="ce10" table:number-columns-repeated="2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Prise de rendez-vous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Saisie aisée des date et heure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Visualisation du planning du vétérinaire choisi pour la date choisie (ré actualisation de la grille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Sélection du client et de son animal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Listes clients/animaux mises à jour suite au passage dans les vues clients/animaux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Validation : contrôle de disponibilité (vétérinaire / animal) 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nnulation de la saisie en co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Suppression du rendez-vous sélectionné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Insertion d’un rendez-vous non prévu (Urgence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Agenda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5">
          <table:table-cell table:style-name="ce3" office:value-type="string">
            <text:p>Visualisation planning en fonction du vétérinaire/date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Navigation dans la liste à l'aide des boutons</text:p>
          </table:table-cell>
          <table:table-cell table:style-name="ce10" table:number-columns-repeated="10"/>
          <table:table-cell table:number-columns-repeated="1013"/>
        </table:table-row>
        <table:table-row table:style-name="ro7">
          <table:table-cell table:style-name="ce3" office:value-type="string">
            <text:p>Accès aux vues Dossier médical et Consultation pour l'animal concerné par le rendez-vous sélectionné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Choix dossier médical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Présentation hiérarchique des animaux par client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Recherche des clients par les nom et prénom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Dossier médical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5">
          <table:table-cell table:style-name="ce3" office:value-type="string">
            <text:p>Visualisation des consultations précédentes pour l’animal sélectionné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Mise en forme des informations affichée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Consultation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5">
          <table:table-cell table:style-name="ce3" office:value-type="string">
            <text:p>Affichage des informations (non modifiables) de l’animal et du vétérinaire 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Choix des actes : listes Types et Libelles synchronisées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Affichage des tarifs pour l'acte sélectionné (fixe, min, max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Tarif variable : saisie possible du prix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Tarif variable : vérification de la validité de la saisie (numérique, fourchette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Enregistrement des actes (ré actualisation grille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Suppression d’un acte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Suppression d’une consultation et de l’ensemble des actes associé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Validation de la consultation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nnulation de la consultation</text:p>
          </table:table-cell>
          <table:table-cell table:style-name="ce10" table:number-columns-repeated="10"/>
          <table:table-cell table:number-columns-repeated="1013"/>
        </table:table-row>
        <table:table-row table:style-name="ro8">
          <table:table-cell table:style-name="ce3" office:value-type="string">
            <text:p>Gestion du stock de vaccins si acte de vaccination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u tatouage si acte de tatouage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commentaires pour la consultation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Gestion des Vaccins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5">
          <table:table-cell table:style-name="ce3" office:value-type="string">
            <text:p>Visualisation des vaccins (mise en évidence des ruptures de stock)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Livraison : contrôle de la cohérence de la quantité</text:p>
          </table:table-cell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3" office:value-type="string">
            <text:p>Livraison : liste des fournisseurs stockée dans un fichier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Gestion des erreu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Relance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3" office:value-type="string">
            <text:p>Vaccins : rappel au lancement de l’application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Vaccins : relance faite une seule foi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Vaccins : liste des clients et animaux concerné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Vaccins : génération des courriers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3" office:value-type="string">
            <text:p>Autres :</text:p>
          </table:table-cell>
          <table:table-cell table:style-name="ce10" table:number-columns-repeated="10"/>
          <table:table-cell table:number-columns-repeated="1013"/>
        </table:table-row>
        <table:table-row table:style-name="ro4">
          <table:table-cell table:style-name="ce4" office:value-type="string">
            <text:p>Qualité du code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2">
          <table:table-cell table:style-name="ce5" office:value-type="string">
            <text:p>Génération sans erreurs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5" office:value-type="string">
            <text:p>Organisation suivant le modèle MVC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Utilisation d'une nomenclature pour les éléments de code (variables, contrôles, classes…)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Commentaires en en-tête de classes/modules/procédures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Nettoyage du code (pas de pans entier de l'application en commentaire)</text:p>
          </table:table-cell>
          <table:table-cell table:style-name="ce11" table:number-columns-repeated="10"/>
          <table:table-cell table:number-columns-repeated="1013"/>
        </table:table-row>
        <table:table-row table:style-name="ro4">
          <table:table-cell table:style-name="ce4" office:value-type="string">
            <text:p>Ergonomie de l'application</text:p>
          </table:table-cell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3" table:number-columns-repeated="1013"/>
        </table:table-row>
        <table:table-row table:style-name="ro7">
          <table:table-cell table:style-name="ce5" office:value-type="string">
            <text:p>Aides à la saisie / consultation : gestion auto des codes, recherche sur les premiers caractères, valeurs par défaut…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Prévention des erreurs liées à la saisie : formatage des champs, ErrorProvider…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Utilisation d'une nomenclature pour les éléments de code (variables, contrôles, classes…)</text:p>
          </table:table-cell>
          <table:table-cell table:style-name="ce11" table:number-columns-repeated="10"/>
          <table:table-cell table:number-columns-repeated="1013"/>
        </table:table-row>
        <table:table-row table:style-name="ro5">
          <table:table-cell table:style-name="ce5" office:value-type="string">
            <text:p>Information d'état : infobulles, barre d'état, curseur souris, etc.</text:p>
          </table:table-cell>
          <table:table-cell table:style-name="ce11" table:number-columns-repeated="10"/>
          <table:table-cell table:number-columns-repeated="1013"/>
        </table:table-row>
        <table:table-row table:style-name="ro2" table:number-rows-repeated="65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Print_Titles_1" table:base-cell-address="$Feuil1.$A$1" table:expression="[$Feuil1.$A$1:.$A$65536];[$Feuil1.$A$1:.$AMJ$2]"/>
        <table:named-range table:name="Excel_BuiltIn_Print_Area_1" table:base-cell-address="$Feuil1.$A$1" table:cell-range-address="$Feuil1.$A$1:.$K$106" table:range-usable-as="print-range"/>
      </table:named-expressions>
      <table:database-ranges>
        <table:database-range table:name="data" table:target-range-address="Feuil1.K16:Feuil1.K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text>&gt;</number:text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ert" style:family="table-cell" style:parent-style-name="Default">
      <style:table-cell-properties fo:border-bottom="0.035cm solid #000000" fo:background-color="#94bd5e" style:diagonal-bl-tr="none" style:diagonal-tl-br="none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font-weight="bold"/>
    </style:style>
    <style:style style:name="Rouge" style:family="table-cell" style:parent-style-name="Default">
      <style:table-cell-properties fo:background-color="#ffcc99" style:text-align-source="fix" style:repeat-content="false" fo:border="0.018cm solid #000000"/>
      <style:paragraph-properties fo:text-align="center"/>
      <style:text-properties fo:font-weight="bold"/>
    </style:style>
    <style:style style:name="jaune" style:family="table-cell" style:parent-style-name="Default" style:data-style-name="N100">
      <style:table-cell-properties fo:background-color="#ffff99" style:diagonal-bl-tr="none" style:diagonal-tl-br="none" style:text-align-source="fix" style:repeat-content="false" fo:border="0.035cm solid #000000" style:vertical-align="middle"/>
      <style:paragraph-properties fo:text-align="center"/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2.499cm" fo:margin-left="0cm" fo:margin-right="0cm" style:first-page-number="continue" style:scale-to="95%" style:table-centering="horizontal" style:writing-mode="lr-tb"/>
      <style:header-style>
        <style:header-footer-properties fo:min-height="0.751cm" fo:margin-left="1.9cm" fo:margin-right="1.9cm" fo:margin-bottom="0.706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5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text:p><text:span text:style-name="MT1">Avancement du projet Visual Basic</text:span></text:p>
      </style:header>
      <style:header-left style:display="false">
        <text:p><text:span text:style-name="MT1">Avancement du projet Visual Basic</text:span></text:p>
      </style:header-left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llivier</meta:initial-creator>
    <meta:creation-date>2003-05-09T15:21:21</meta:creation-date>
    <dc:date>2010-03-08T15:20:30.51</dc:date>
    <meta:print-date>2007-08-24T10:52:09</meta:print-date>
    <meta:generator>OpenOffice.org/3.2$Win32 OpenOffice.org_project/320m12$Build-9483</meta:generator>
    <meta:editing-duration>PT08H37M34S</meta:editing-duration>
    <meta:editing-cycles>58</meta:editing-cycles>
    <dc:creator>Stéphane Ollivier</dc:creator>
    <meta:document-statistic meta:table-count="3" meta:cell-count="117" meta:object-count="1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'
' Variable globale pour référencer le document. 
'
dim document as object

' 
' Applique un style à chaque cellule de la plage passée en argument 
' en fonction de son contenu.
' 
sub Coloriser(unezone as object)
 	dim unecellule as object
 	dim col as integer, lig as integer, lignes as integer
 	dim encours as boolean, fait as boolean
 	
 	' Nombre de lignes de la plage
 	lignes=unezone.rows.count

    ' Pour chaque ligne de la plage
    for lig=0 to lignes-1
    	' état par defaut des cellules
	    encours=false
	    fait = false
        ' pour chaque colonne
	 	for col=0 to 9 
	 		' obtenir la cellule à l'intersection
	 		unecellule=unezone.getcellbyposition(col,lig)
	 		
	 		' évaluer le contenu de la cellule et appliquer un 
	 		' style en conséquence. Les cellules suivantes de la 
	 		' même ligne appliqueront le même style.
	 		if lcase(unecellule.string) = "ec" then
	 			encours = true
	 			unecellule.string=ucase(unecellule.string)
	 		end if
	 		if lcase(unecellule.string) = "ok" then
	 			fait = true
	 			encours = false
	 			unecellule.string=ucase(unecellule.string)
	 		end if
	 		if encours then
	 			unecellule.cellstyle="jaune"
	 		else
	 		 	if fait then
	 				unecellule.cellstyle="Vert"
	 			else 
	 				unecellule.cellstyle="Rouge"
		 		end if
	 		end if
	 	next
 	next
end sub
'
' Sélectionne la plage passée en argument 
' et appelle la procédure chargée d'appliquer les
' styles au cellules de la plage.
'
sub TraiterZone(plage as object)
	' Redéfinit la sélection sur la zone à traiter
	' NOTA : Nécessaire pour qu'une cellule en cours d'édition soit correctement
	'        évaluée (validée). 
	document.CurrentController.select(plage)
	' Evaluer et appliquer les styles
	coloriser(plage)
end sub 
'
' Procédure initiale : crée un tableau des plages à évaluer et appelle 
' ensuite la procédure TraiterZone pour chacune d'elle.
' Replace la sélection à son emplacement initial à la fin du traitement.
' 
sub TraiterPlages
	' Obtient la référence sur le document
	document = thiscomponent
	
	' Sauve la sélection en cours 
	dim zoneDepart as object
	zoneDepart = document.CurrentSelection
	
	'Définir le tableau des zones à traiter
   	Dim v
	v = Array("B4:K6", "B8:K16","B18:K27","B29:K33","B35:K42","B44:K53","B55:K59","B61:K63","B65:K67","B69:K83","B85:K89","B91:K95")
	
	' Référence sur la feuille :
	dim feuille as object
	feuille = document.sheets.getbyname("Feuil1")

	' Traiter les zones de saisie :
	dim zone as Object
	dim i as integer
	for i=0 to 11
		zone = feuille.getCellRangeByName(v(i))
		traiterzone(zone) 
	next
	
	' Remettre la sélection à son emplacement initial	
    document.currentcontroller.select(zonedepart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